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paragraph-rsid="00029822" style:font-size-asian="14pt" style:font-size-complex="14pt"/>
    </style:style>
    <style:style style:name="P2" style:family="paragraph" style:parent-style-name="Standard">
      <style:text-properties officeooo:paragraph-rsid="00029822"/>
    </style:style>
    <style:style style:name="P3" style:family="paragraph" style:parent-style-name="Standard">
      <style:text-properties officeooo:paragraph-rsid="00063f22"/>
    </style:style>
    <style:style style:name="P4" style:family="paragraph" style:parent-style-name="Standard">
      <style:text-properties officeooo:rsid="00063f22" officeooo:paragraph-rsid="00063f22"/>
    </style:style>
    <style:style style:name="P5" style:family="paragraph" style:parent-style-name="Standard">
      <style:text-properties fo:color="#000000" fo:font-size="14pt" fo:language="pt" fo:country="BR" officeooo:rsid="00063f22" officeooo:paragraph-rsid="00063f22" style:font-size-asian="14pt" style:font-size-complex="14pt"/>
    </style:style>
    <style:style style:name="P6" style:family="paragraph" style:parent-style-name="Title">
      <style:text-properties fo:color="#ce181e"/>
    </style:style>
    <style:style style:name="P7" style:family="paragraph" style:parent-style-name="Standard" style:list-style-name="L1">
      <style:text-properties officeooo:paragraph-rsid="00029822"/>
    </style:style>
    <style:style style:name="P8" style:family="paragraph" style:parent-style-name="Standard" style:list-style-name="L1">
      <style:text-properties fo:font-size="14pt" fo:language="pt" fo:country="BR" officeooo:paragraph-rsid="00029822" style:font-size-asian="14pt" style:font-size-complex="14pt"/>
    </style:style>
    <style:style style:name="P9" style:family="paragraph" style:parent-style-name="Standard">
      <style:text-properties fo:font-size="14pt" fo:language="pt" fo:country="BR" officeooo:paragraph-rsid="00029822" style:font-size-asian="14pt" style:font-size-complex="14pt"/>
    </style:style>
    <style:style style:name="P10" style:family="paragraph" style:parent-style-name="Standard">
      <style:text-properties fo:color="#000000" fo:font-size="14pt" fo:language="pt" fo:country="BR" fo:font-weight="bold" officeooo:rsid="00063f22" officeooo:paragraph-rsid="00063f22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pt" fo:country="BR" style:font-size-asian="14pt" style:font-size-complex="14pt"/>
    </style:style>
    <style:style style:name="T3" style:family="text">
      <style:text-properties fo:font-size="14pt" fo:language="pt" fo:country="BR" officeooo:rsid="00029822" style:font-size-asian="14pt" style:font-size-complex="14pt"/>
    </style:style>
    <style:style style:name="T4" style:family="text">
      <style:text-properties fo:font-size="14pt" fo:language="pt" fo:country="BR" officeooo:rsid="000114ba" style:font-size-asian="14pt" style:font-size-complex="14pt"/>
    </style:style>
    <style:style style:name="T5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pt" fo:country="BR" fo:font-weight="bold" officeooo:rsid="00029822" style:font-size-asian="14pt" style:font-weight-asian="bold" style:font-size-complex="14pt" style:font-weight-complex="bold"/>
    </style:style>
    <style:style style:name="T7" style:family="text">
      <style:text-properties fo:font-size="14pt" fo:language="pt" fo:country="BR" fo:font-weight="bold" officeooo:rsid="000114ba" style:font-size-asian="14pt" style:font-weight-asian="bold" style:font-size-complex="14pt" style:font-weight-complex="bold"/>
    </style:style>
    <style:style style:name="T8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pt" fo:country="BR" style:text-underline-style="solid" style:text-underline-width="auto" style:text-underline-color="font-color" fo:font-weight="bold" officeooo:rsid="00029822" style:font-size-asian="14pt" style:font-weight-asian="bold" style:font-size-complex="14pt" style:font-weight-complex="bold"/>
    </style:style>
    <style:style style:name="T11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language="pt" fo:country="BR" fo:font-weight="normal" officeooo:rsid="00029822" style:font-size-asian="14pt" style:font-weight-asian="normal" style:font-size-complex="14pt" style:font-weight-complex="normal"/>
    </style:style>
    <style:style style:name="T13" style:family="text">
      <style:text-properties fo:color="#1d00ff" fo:font-size="14pt" fo:language="pt" fo:country="BR" style:text-underline-style="solid" style:text-underline-width="auto" style:text-underline-color="font-color" style:font-size-asian="14pt" style:font-size-complex="14pt"/>
    </style:style>
    <style:style style:name="T14" style:family="text">
      <style:text-properties fo:font-variant="normal" fo:text-transform="none" fo:color="#000000" style:font-name="Asap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fo:color="#000000" style:font-name="Asap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063f22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style:font-name="Asap" fo:letter-spacing="normal" fo:font-style="normal" fo:font-weight="normal" style:font-weight-asian="bold" style:font-weight-complex="bold"/>
    </style:style>
    <style:style style:name="T18" style:family="text">
      <style:text-properties fo:font-variant="normal" fo:text-transform="none" style:font-name="Asap" fo:letter-spacing="normal" fo:font-style="normal" fo:font-weight="normal" officeooo:rsid="00076933" style:font-weight-asian="bold" style:font-weight-complex="bold"/>
    </style:style>
    <style:style style:name="T19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ce181e" style:font-name="Asap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000000" fo:font-size="14pt" fo:language="pt" fo:country="BR" style:font-size-asian="14pt" style:font-size-complex="14pt"/>
    </style:style>
    <style:style style:name="T22" style:family="text">
      <style:text-properties fo:color="#000000" fo:font-size="14pt" fo:language="pt" fo:country="BR" fo:font-weight="bold" style:font-size-asian="14pt" style:font-weight-asian="bold" style:font-size-complex="14pt" style:font-weight-complex="bold"/>
    </style:style>
    <style:style style:name="T23" style:family="text">
      <style:text-properties fo:color="#000000" fo:font-size="14pt" fo:language="pt" fo:country="BR" fo:font-weight="bold" officeooo:rsid="000114ba" style:font-size-asian="14pt" style:font-weight-asian="bold" style:font-size-complex="14pt" style:font-weight-complex="bold"/>
    </style:style>
    <style:style style:name="T24" style:family="text">
      <style:text-properties fo:color="#000000" fo:font-size="14pt" fo:language="pt" fo:country="BR" fo:font-weight="normal" style:font-size-asian="14pt" style:font-weight-asian="normal" style:font-size-complex="14pt" style:font-weight-complex="normal"/>
    </style:style>
    <style:style style:name="T25" style:family="text">
      <style:text-properties officeooo:rsid="000769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nceitos aprendidos no <text:span text:style-name="T25">C</text:span>urso de <text:span text:style-name="T25">H</text:span>ardware do canal Curso em Video</text:p>
      <text:p text:style-name="P1"/>
      <text:p text:style-name="P3"><text:span text:style-name="T4">É </text:span><text:span text:style-name="T2">importante ter um </text:span><text:span text:style-name="T5">monitor de 75hz</text:span><text:span text:style-name="T2">, ele não cansa a vista </text:span><text:span text:style-name="T4">como os de 60Hz</text:span><text:span text:style-name="T2"><text:line-break/><text:line-break/>não compre ssd da </text:span><text:span text:style-name="T5">sandisk</text:span><text:span text:style-name="T2"> pq são mais </text:span><text:span text:style-name="T5">lentos</text:span><text:span text:style-name="T2"><text:line-break/><text:line-break/>memoria </text:span><text:span text:style-name="T4">RAM</text:span><text:span text:style-name="T2"> com bom custo benefício é a </text:span><text:span text:style-name="T7">M</text:span><text:span text:style-name="T5">arkVision</text:span><text:span text:style-name="T2"><text:line-break/><text:line-break/>fonte </text:span><text:span text:style-name="T7">M</text:span><text:span text:style-name="T5">axCooler</text:span><text:span text:style-name="T2"> era ruim mas hoje melhorou bastante, tem bom custo benefício<text:line-break/><text:line-break/>usando fonte de potência real, </text:span><text:span text:style-name="T8">não use mais </text:span><text:span text:style-name="T9">estabilizador</text:span><text:span text:style-name="T2"> </text:span><text:span text:style-name="T4">pois</text:span><text:span text:style-name="T2"> precisa mais e pode até não funcionar<text:line-break/><text:line-break/>não existe mais chipset north bridge e south bridge. Apenas </text:span><text:span text:style-name="T5">chipset I/O.</text:span><text:span text:style-name="T2"><text:line-break/><text:line-break/>Hoje em dia, a </text:span><text:span text:style-name="T9">placa de vídeo</text:span><text:span text:style-name="T10">(GPU)</text:span><text:span text:style-name="T8"> não está mais OnBoard</text:span><text:span text:style-name="T2"> na placa mãe, ela está dentro do processador </text:span><text:span text:style-name="T3">(conceito de APU)</text:span><text:span text:style-name="T2"><text:line-break/><text:line-break/>não instale </text:span><text:span text:style-name="T8">cabos de rede muito próximos a cabos de energia</text:span><text:span text:style-name="T2"> por causa da interferência (</text:span><text:span text:style-name="T5">ru</text:span><text:span text:style-name="T7">í</text:span><text:span text:style-name="T5">do</text:span><text:span text:style-name="T2">)<text:line-break/><text:line-break/>opte por instalar memórias em pares, </text:span><text:span text:style-name="T24">assim habilitará a tecnologia </text:span><text:span text:style-name="T23">D</text:span><text:span text:style-name="T22">ual-Channel,</text:span><text:span text:style-name="T24"> transferindo 2 bits por vez em vez de um só, </text:span><text:span text:style-name="T22">dobrando</text:span><text:span text:style-name="T14"> a quantidade de bits</text:span><text:span text:style-name="T15"> que pode</text:span><text:span text:style-name="T16">m</text:span><text:span text:style-name="T15"> ser simultaneamente </text:span><text:span text:style-name="T14">enviados</text:span><text:span text:style-name="T15"> </text:span><text:span text:style-name="T16">do processador </text:span><text:span text:style-name="T15">para </text:span><text:span text:style-name="T16">a memória RAM. Por exemplo, </text:span><text:span text:style-name="T24">em vez de mandar 64 bits m</text:span><text:span text:style-name="T2">anda 128bits.<text:line-break/><text:line-break/></text:span><text:span text:style-name="T5">pare de passar borracha</text:span><text:span text:style-name="T2"> para limpar memória RAM! pois os contatos são envernizados e a </text:span><text:span text:style-name="T4">fricção</text:span><text:span text:style-name="T2"> da borracha tira essa proteção, agravando o processo de oxidação. Use limpa-contato.<text:line-break/><text:line-break/></text:span><text:span text:style-name="T5">RAID</text:span><text:span text:style-name="T2"> é um mecanismo de redundância, que interpreta vários HDs como um só, proporcionando mais </text:span><text:span text:style-name="T8">segurança</text:span><text:span text:style-name="T2">, </text:span><text:span text:style-name="T8">capacidade</text:span><text:span text:style-name="T2"> e </text:span><text:span text:style-name="T8">desempenho</text:span><text:span text:style-name="T2">.<text:line-break/>RAID 0: dobra o </text:span><text:span text:style-name="T5">desempenho</text:span><text:span text:style-name="T2"> e capacidade mas não aumenta segurança<text:line-break/>RAID 1: só agrega na </text:span><text:span text:style-name="T5">segurança</text:span><text:span text:style-name="T2"> pois espelha os discos<text:line-break/>RAID 10: melhora as 3 qualidades<text:line-break/><text:line-break/></text:span><text:span text:style-name="T5">SAS</text:span><text:span text:style-name="T2"> - Serial Attached SCSI, ou SCSI com Serial Anexado. É um novo padrão SCSI, porém com comunicacão em série. Tende a ser utilizado em servidores para </text:span><text:span text:style-name="T8">armazenar </text:span><text:soft-page-break/><text:span text:style-name="T8">um grande volume de dados.</text:span><text:span text:style-name="T2"><text:line-break/><text:line-break/>o cabo </text:span><text:span text:style-name="T5">HDMI 2.1</text:span><text:span text:style-name="T2"> é o último da sua versão que suporta a </text:span><text:span text:style-name="T8">frequência acima de 60 hz.</text:span><text:span text:style-name="T2"><text:line-break/><text:line-break/>o cabo </text:span><text:span text:style-name="T5">displayport</text:span><text:span text:style-name="T2"> é usado para alta frequência de atualização, acima de 60hz e múltiplos monitores. A versão mais atual é a 2.0, possuindo compatibilidade com a tecnologia </text:span><text:span text:style-name="T8">g-sync</text:span><text:span text:style-name="T2"><text:line-break/><text:line-break/>uma </text:span><text:span text:style-name="T7">licença</text:span><text:span text:style-name="T5"> windows</text:span><text:span text:style-name="T2"> pro OEM vitalícia custa, </text:span><text:span text:style-name="T4">média,</text:span><text:span text:style-name="T2"> $120 reais<text:line-break/><text:line-break/>alternativa</text:span><text:span text:style-name="T4">s</text:span><text:span text:style-name="T2"> para pacote office: </text:span><text:span text:style-name="T5">libreOffice</text:span><text:span text:style-name="T2"> e </text:span><text:span text:style-name="T5">Google Docs</text:span><text:span text:style-name="T2"><text:line-break/><text:line-break/>compre um </text:span><text:span text:style-name="T5">speaker</text:span><text:span text:style-name="T2">, ele ajuda a identificar o problema na manutenção<text:line-break/><text:line-break/></text:span><text:span text:style-name="T5">Hirens boot</text:span><text:span text:style-name="T2">: programa utilitário muito bom. Ele tira senha do Windows quando esquece, remove vírus, ferramenta de limpeza, testes de HD ou memória<text:line-break/><text:line-break/>Experimente a ferramenta </text:span><text:span text:style-name="T5">Yumi</text:span><text:span text:style-name="T2"> para criação de um </text:span><text:span text:style-name="T8">pendrive bootavel</text:span><text:span text:style-name="T2">, que monta </text:span><text:span text:style-name="T4">várias</text:span><text:span text:style-name="T2"> versões de windows<text:line-break/><text:line-break/>para escolher qual sistema iniciar, aperte/segure F8(se desktop) ou F12(notebook) no processo de boot<text:line-break/><text:line-break/>padrão </text:span><text:span text:style-name="T5">ABNT2 reconhece cedilha</text:span><text:span text:style-name="T2"> (Ç), vc tem a opção, se for apenas ABNT, de digitar: acento agudo + letra "c" para gerar "cê cedilha"<text:line-break/><text:line-break/>A distribuição mais popular do Linux é a </text:span><text:span text:style-name="T5">Ubuntu</text:span><text:span text:style-name="T2"><text:line-break/><text:line-break/></text:span><text:span text:style-name="T5">Swap</text:span><text:span text:style-name="T2"> é uma partição </text:span><text:span text:style-name="T4">do HD </text:span><text:span text:style-name="T2">para estender a memória RAM quando a mesma está cheia.<text:line-break/><text:line-break/>Entre no setup da BIOS e ative o </text:span><text:span text:style-name="T5">suporte à virtualização</text:span><text:span text:style-name="T2"> pois programas como Android Studio usam muito esse recurso<text:line-break/><text:line-break/>Virtualização é a capacidade de criar um computador virtual no seu PC, permitindo instalar sistema operacional, rodar programas e realizar tarefas. Caso o usuário esteja em dúvida sobre algum arquivo, é possível executá-lo na máquina virtual com forma de evitar a distribuição de um vírus no seu sistema.<text:line-break/>Dessa forma, você pode experimentar um sistema operacional Linux sem precisar instalá-lo, ter uma máquina virtual com uma edição mais antiga do Windows para questões de compatibilidade e acessar programas do Windows no macOS. Outra possibilidade é rodar jogos e aplicativos de celular Android direto no PC com ferramentas de virtualização como o </text:span><text:span text:style-name="T5">BlueStacks</text:span><text:span text:style-name="T2">. Também é possível que </text:span><text:soft-page-break/><text:span text:style-name="T2">desenvolvedores testem seus apps direto no PC, sem precisar conectar e compilar código em smartphones.<text:line-break/><text:line-break/></text:span><text:span text:style-name="T5">CPU</text:span><text:span text:style-name="T2">: é o processador responsável pelas operações diárias do PC. </text:span><text:span text:style-name="T5">GPU</text:span><text:span text:style-name="T2">: é o processador gráfico, responsável por tudo relacionado a eles. </text:span><text:span text:style-name="T5">iGPU</text:span><text:span text:style-name="T2">: é um pequeno processador gráfico integrado no mesmo molde que a CPU. </text:span><text:span text:style-name="T5">APU</text:span><text:span text:style-name="T11">, </text:span><text:span text:style-name="T12">no</text:span><text:span text:style-name="T11">s</text:span><text:span text:style-name="T2"> sistemas AMD, é uma CPU com iGPU que possui uma arquitetura heterogênea para melhorar o desempenho.<text:line-break/><text:line-break/>Em PCs de alta performance, </text:span><text:span text:style-name="T5">troque a pasta térmica anualmente</text:span><text:span text:style-name="T2"><text:line-break/><text:line-break/>site que compara preço de peças para computador: </text:span><text:span text:style-name="T13">boadica.com.br</text:span><text:span text:style-name="T2"><text:line-break/><text:line-break/>dentro da </text:span><text:span text:style-name="T5">memória ROM</text:span><text:span text:style-name="T2"> </text:span><text:span text:style-name="T3">existe:</text:span></text:p>
      <text:list xml:id="list1266577329" text:style-name="L1">
        <text:list-item>
          <text:p text:style-name="P8">BIOS(Basic input output system),</text:p>
        </text:list-item>
        <text:list-item>
          <text:p text:style-name="P7"><text:span text:style-name="T3">S</text:span><text:span text:style-name="T2">etup</text:span></text:p>
        </text:list-item>
        <text:list-item>
          <text:p text:style-name="P8">POST(Power On Self Test).</text:p>
        </text:list-item>
      </text:list>
      <text:p text:style-name="P2"><text:span text:style-name="T2"><text:line-break/></text:span><text:span text:style-name="T3">A </text:span><text:span text:style-name="T5">CMOS</text:span><text:span text:style-name="T2"> guarda as configurações feitas na BIOS<text:line-break/><text:line-break/></text:span><text:span text:style-name="T5">Chipset</text:span><text:span text:style-name="T2"> é um conjunto de chips<text:line-break/><text:line-break/>uma causa comum para o problema da tela azul do Windows é o </text:span><text:span text:style-name="T5">conflito de memórias</text:span><text:span text:style-name="T2"><text:line-break/><text:line-break/>Opte por um kit de memórias dual Channel, assim dobrará a taxa de transferência<text:line-break/><text:line-break/></text:span><text:span text:style-name="T3">Opte por gabinetes com</text:span><text:span text:style-name="T2"> filtro de poeira<text:line-break/><text:line-break/>ao </text:span><text:span text:style-name="T6">aplicar</text:span><text:span text:style-name="T5"> pasta térmica</text:span><text:span text:style-name="T2"> no processador, </text:span><text:span text:style-name="T3">coloque</text:span><text:span text:style-name="T2"> apenas uma gota-gorda, sem espalhar.</text:span></text:p>
      <text:p text:style-name="P1"/>
      <text:p text:style-name="P4"><text:span text:style-name="T2">O cabo </text:span><text:span text:style-name="T5">VGA</text:span><text:span text:style-name="T2"> ta</text:span><text:span text:style-name="T21">mbém é conhecido como </text:span><text:span text:style-name="T22">DE-15</text:span></text:p>
      <text:p text:style-name="P10"/>
      <text:p text:style-name="P5"><text:span text:style-name="T17">Os HDDs são mais lentos e os SSDs são mais rápidos, </text:span><text:span text:style-name="T18">porém</text:span><text:span text:style-name="T17"> </text:span><text:span text:style-name="T19">os SSDs duram </text:span><text:span text:style-name="T20">MENOS</text:span><text:span text:style-name="T19"> que os HDDs</text:span><text:span text:style-name="T17">, em média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31T22:09:36.865000000</dc:date>
    <meta:editing-duration>PT16M41S</meta:editing-duration>
    <meta:editing-cycles>4</meta:editing-cycles>
    <meta:document-statistic meta:table-count="0" meta:image-count="0" meta:object-count="0" meta:page-count="3" meta:paragraph-count="8" meta:word-count="777" meta:character-count="4685" meta:non-whitespace-character-count="3884"/>
  </office:meta>
</office:document-meta>
</file>